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78c6" officeooo:paragraph-rsid="000978c6" style:font-weight-asian="bold" style:font-weight-complex="bold"/>
    </style:style>
    <style:style style:name="P2" style:family="paragraph" style:parent-style-name="Standard">
      <style:text-properties fo:font-style="italic" fo:font-weight="normal" officeooo:rsid="000c0b8e" officeooo:paragraph-rsid="000c0b8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0978c6" officeooo:paragraph-rsid="000978c6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normal" fo:font-weight="normal" officeooo:rsid="000978c6" officeooo:paragraph-rsid="000978c6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a2c2b" officeooo:paragraph-rsid="000a2c2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italic" fo:font-weight="normal" officeooo:rsid="000a2c2b" officeooo:paragraph-rsid="000a2c2b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c0b8e" officeooo:paragraph-rsid="000a2c2b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italic" fo:font-weight="normal" officeooo:rsid="000daed9" officeooo:paragraph-rsid="000daed9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fo:font-weight="normal" officeooo:rsid="000f2eba" officeooo:paragraph-rsid="000f2eba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font-style="italic" fo:font-weight="bold" officeooo:rsid="000ea011" officeooo:paragraph-rsid="000ea011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normal" officeooo:rsid="000c0b8e" officeooo:paragraph-rsid="000c0b8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0ea011" officeooo:paragraph-rsid="000ea011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1259f" officeooo:paragraph-rsid="0011259f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382fc" officeooo:paragraph-rsid="001382fc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bold" officeooo:rsid="000f2eba" officeooo:paragraph-rsid="000f2eba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0b8e" style:font-style-asian="italic" style:font-style-complex="italic"/>
    </style:style>
    <style:style style:name="T3" style:family="text">
      <style:text-properties fo:font-style="italic" officeooo:rsid="000f2eba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c0b8e"/>
    </style:style>
    <style:style style:name="T6" style:family="text">
      <style:text-properties officeooo:rsid="0011dc11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llenge 1</text:p>
      <text:p text:style-name="P1"/>
      <text:p text:style-name="P3">Whom<text:tab/>are we talking to?</text:p>
      <text:p text:style-name="P4"/>
      <text:p text:style-name="P4">-<text:tab/>adsafeprotected.com<text:tab/><text:tab/><text:tab/><text:tab/>ad-related</text:p>
      <text:p text:style-name="P4">-<text:tab/>csi.gstatic.com<text:tab/><text:tab/><text:tab/><text:tab/></text:p>
      <text:p text:style-name="P4">-<text:tab/>pagead2.googlesyndication.com<text:tab/><text:tab/>ad-related</text:p>
      <text:p text:style-name="P4">-<text:tab/>adservice.google.com<text:tab/><text:tab/><text:tab/><text:tab/>ad-related</text:p>
      <text:p text:style-name="P4">-<text:tab/>bbc.co.uk / bbci.co.uk<text:tab/><text:tab/><text:tab/><text:tab/>stylesheets, images</text:p>
      <text:p text:style-name="P4">-<text:tab/>crwdcntrl.net<text:tab/><text:tab/><text:tab/><text:tab/><text:tab/>ad-<text:span text:style-name="T5">related</text:span></text:p>
      <text:p text:style-name="P4">-<text:tab/>securepubads.g.doubleclick.net<text:tab/><text:tab/><text:span text:style-name="T5">adware?</text:span></text:p>
      <text:p text:style-name="P4">-<text:tab/>ampproject.org</text:p>
      <text:p text:style-name="P4">-<text:tab/>POST csi.gstatic.com<text:tab/><text:tab/><text:tab/><text:tab/>ad-related? Beacon POST</text:p>
      <text:p text:style-name="P4"/>
      <text:p text:style-name="P4">after while:</text:p>
      <text:p text:style-name="P4">-<text:tab/>ping.chartbeat.net</text:p>
      <text:p text:style-name="P4"/>
      <text:p text:style-name="P5">The URL-requests for <text:span text:style-name="T1">bbc.co.uk </text:span>and <text:span text:style-name="T1">bbci.co.uk </text:span>mostly refer to images and stylesheets, which most likely are used to present the website‘s visible layout and structure,e.g. the images for the presented articles.</text:p>
      <text:p text:style-name="P5"/>
      <text:p text:style-name="P5">The hosts <text:span text:style-name="T1">adsafeprotected, pagead2.googlesyndication, adservice.google </text:span>are, referring to their names only, most likely responsible for advertisements shown on the website.</text:p>
      <text:p text:style-name="P6"/>
      <text:p text:style-name="P5"><text:span text:style-name="T5">There seems to exist an adware connected to the host</text:span><text:span text:style-name="T2"> </text:span><text:span text:style-name="T1">securepubads.g.doubleclick.net, </text:span><text:span text:style-name="T5">but the host name also is mentioned together with </text:span><text:span text:style-name="T2">googleadservices.</text:span></text:p>
      <text:p text:style-name="P7"/>
      <text:p text:style-name="P2">Crwdcntrl <text:span text:style-name="T4">also seems to provide some ad-related service</text:span></text:p>
      <text:p text:style-name="P11"/>
      <text:p text:style-name="P2">ampproject <text:span text:style-name="T4">is an open-source project which can be used to optimize websites for fast loading and especially mobile use.</text:span></text:p>
      <text:p text:style-name="P11"/>
      <text:p text:style-name="P8">Csi.gstatic <text:span text:style-name="T4"><text:s/>contains static scripts provided by Google. </text:span></text:p>
      <text:p text:style-name="P8"><text:span text:style-name="T4"/></text:p>
      <text:p text:style-name="P8"><text:span text:style-name="T4"/></text:p>
      <text:p text:style-name="P10">Hiding your browser‘s identity</text:p>
      <text:p text:style-name="P12">You can hide which browser you use and your operating system by removing the User-Agent request header. This also works for <text:span text:style-name="T1">whatbrowser.org </text:span><text:span text:style-name="T3">and other similar service-websites.</text:span></text:p>
      <text:p text:style-name="P12"><text:span text:style-name="T3"/></text:p>
      <text:p text:style-name="P13">While checking other websites, we discovered that deleting the User-Agent header leads to problems on <text:span text:style-name="T1">amazon.com. </text:span>We then decided to replace its information with „anonymous“, so that our identity is still hidden, which fixed the problem with <text:span text:style-name="T1">amazon. </text:span></text:p>
      <text:p text:style-name="P12"><text:span text:style-name="T3"/></text:p>
      <text:p text:style-name="P15">The BBC</text:p>
      <text:p text:style-name="P9"/>
      <text:p text:style-name="P13">In some requests cookies are sent to partners such as <text:span text:style-name="T1">crwdcntrl. </text:span>These could contain personal information, however, completely suppress<text:span text:style-name="T6">ing</text:span> sending cookies will most likely worsen the user experience or limit the functionality of websites. For example, shopping carts on websites like <text:span text:style-name="T1">amazon </text:span>use cookies to store session information. Since you cannot see the information hidden in the cookie, we decided to allow <text:span text:style-name="T6">sending and receiving </text:span>cookies.</text:p>
      <text:p text:style-name="P13"/>
      <text:p text:style-name="P14"><text:soft-page-break/>We also found the the fields <text:span text:style-name="T7">via </text:span>and <text:span text:style-name="T7">forwarded</text:span>, which contain information about the proxy path the user w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1:26:26.104944878</meta:creation-date>
    <dc:date>2018-10-17T11:58:12.765560804</dc:date>
    <meta:editing-duration>PT7M1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25" meta:word-count="303" meta:character-count="2161" meta:non-whitespace-character-count="1858"/>
  </office:meta>
</office:document-meta>
</file>